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officeooo:paragraph-rsid="000f3f64"/>
    </style:style>
    <style:style style:name="P2" style:family="paragraph" style:parent-style-name="Standard">
      <style:text-properties officeooo:paragraph-rsid="000f3f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 backend </text:p>
      <text:p text:style-name="P1"><text:span text:style-name="Source_20_Text"/></text:p>
      <text:p text:style-name="P1"><text:span text:style-name="Source_20_Text">pip install "rasa[transformers]"</text:span></text:p>
      <text:p text:style-name="P1">rasa train</text:p>
      <text:p text:style-name="P1">rasa run actions</text:p>
      <text:p text:style-name="Standard">rasa run --enable-api --cors "*"</text:p>
      <text:p text:style-name="Standard"/>
      <text:p text:style-name="Standard"/>
      <text:p text:style-name="Standard">now for React front end go to chatroom-master folder <text:s/>and <text:s/>run </text:p>
      <text:p text:style-name="Standard"/>
      <text:p text:style-name="Standard">npm install</text:p>
      <text:p text:style-name="Standard">npm run build </text:p>
      <text:p text:style-name="Standard">npm run serve</text:p>
      <text:p text:style-name="Standard"/>
      <text:p text:style-name="Standard">I am using node version 9.0.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22:47:39.714524197</meta:creation-date>
    <dc:date>2021-04-23T22:57:40.101497865</dc:date>
    <meta:editing-duration>PT10M</meta:editing-duration>
    <meta:editing-cycles>1</meta:editing-cycles>
    <meta:document-statistic meta:table-count="0" meta:image-count="0" meta:object-count="0" meta:page-count="1" meta:paragraph-count="10" meta:word-count="42" meta:character-count="232" meta:non-whitespace-character-count="197"/>
    <meta:generator>LibreOffice/6.4.7.2$Linux_X86_64 LibreOffice_project/40$Build-2</meta:generator>
  </office:meta>
</office:document-meta>
</file>